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b8eb" officeooo:paragraph-rsid="0012b8eb"/>
    </style:style>
    <style:style style:name="P2" style:family="paragraph" style:parent-style-name="Text_20_body">
      <style:text-properties officeooo:paragraph-rsid="0012b8eb"/>
    </style:style>
    <style:style style:name="T1" style:family="text">
      <style:text-properties officeooo:rsid="0012b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#Chapter 1" text:style-name="Internet_20_link" text:visited-style-name="Visited_20_Internet_20_Link"><text:span text:style-name="T1">Chapter 1</text:span></text:a></text:p>
      <text:h text:style-name="Heading_20_1" text:outline-level="1"><text:bookmark text:name="Chapter 1"/>Chapter 1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6:27:49.232000000</meta:creation-date>
    <dc:date>2022-04-29T11:41:36.430000000</dc:date>
    <meta:editing-duration>PT9M48S</meta:editing-duration>
    <meta:editing-cycles>3</meta:editing-cycles>
    <meta:generator>LibreOfficeDev/7.4.0.0.alpha0$Windows_X86_64 LibreOffice_project/1a6919393f25bda5cbf533e595aaf2758ac71ad5</meta:generator>
    <meta:document-statistic meta:table-count="0" meta:image-count="0" meta:object-count="0" meta:page-count="1" meta:paragraph-count="2" meta:word-count="4" meta:character-count="18" meta:non-whitespace-character-count="16"/>
  </office:meta>
</office:document-meta>
</file>